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141cm" svg:stroke-color="#000000" draw:stroke-linejoin="round" svg:stroke-linecap="round" draw:fill="none" fo:padding-top="0.07cm" fo:padding-bottom="0.07cm" fo:padding-left="0.07cm" fo:padding-right="0.07cm"/>
    </style:style>
    <style:style style:name="gr3" style:family="graphic" style:parent-style-name="standard">
      <style:graphic-properties draw:stroke="dash" draw:stroke-dash="stroke-dash13" svg:stroke-width="0.035cm" svg:stroke-color="#000000" draw:stroke-linejoin="round" svg:stroke-linecap="round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035cm" svg:stroke-color="#0066ff" draw:stroke-linejoin="round" svg:stroke-linecap="round" draw:fill="none" fo:padding-top="0.017cm" fo:padding-bottom="0.017cm" fo:padding-left="0.017cm" fo:padding-right="0.017cm"/>
    </style:style>
  </office:automatic-styles>
  <office:body>
    <office:drawing>
      <draw:page draw:name="page1" draw:style-name="dp1" draw:master-page-name="master-page3">
        <draw:line draw:style-name="gr1" draw:layer="layout" svg:x1="8.554cm" svg:y1="6.227cm" svg:x2="16.951cm" svg:y2="4.463cm">
          <text:p/>
        </draw:line>
        <draw:line draw:style-name="gr2" draw:layer="layout" svg:x1="16.951cm" svg:y1="4.464cm" svg:x2="15.575cm" svg:y2="0.3cm">
          <text:p/>
        </draw:line>
        <draw:line draw:style-name="gr1" draw:layer="layout" svg:x1="15.576cm" svg:y1="0.3cm" svg:x2="7.708cm" svg:y2="0.618cm">
          <text:p/>
        </draw:line>
        <draw:line draw:style-name="gr1" draw:layer="layout" svg:x1="7.708cm" svg:y1="0.617cm" svg:x2="8.555cm" svg:y2="6.227cm">
          <text:p/>
        </draw:line>
        <draw:line draw:style-name="gr1" draw:layer="layout" svg:x1="7.709cm" svg:y1="0.617cm" svg:x2="1.816cm" svg:y2="3.476cm">
          <text:p/>
        </draw:line>
        <draw:line draw:style-name="gr1" draw:layer="layout" svg:x1="1.816cm" svg:y1="3.475cm" svg:x2="8.555cm" svg:y2="6.227cm">
          <text:p/>
        </draw:line>
        <draw:line draw:style-name="gr1" draw:layer="layout" svg:x1="1.817cm" svg:y1="3.475cm" svg:x2="0.264cm" svg:y2="8.873cm">
          <text:p/>
        </draw:line>
        <draw:line draw:style-name="gr1" draw:layer="layout" svg:x1="0.264cm" svg:y1="8.872cm" svg:x2="7.109cm" svg:y2="10.32cm">
          <text:p/>
        </draw:line>
        <draw:line draw:style-name="gr1" draw:layer="layout" svg:x1="7.108cm" svg:y1="10.32cm" svg:x2="8.555cm" svg:y2="6.226cm">
          <text:p/>
        </draw:line>
        <draw:line draw:style-name="gr1" draw:layer="layout" svg:x1="7.108cm" svg:y1="10.319cm" svg:x2="10.531cm" svg:y2="12.295cm">
          <text:p/>
        </draw:line>
        <draw:line draw:style-name="gr1" draw:layer="layout" svg:x1="8.554cm" svg:y1="6.226cm" svg:x2="10.531cm" svg:y2="12.295cm">
          <text:p/>
        </draw:line>
        <draw:line draw:style-name="gr1" draw:layer="layout" svg:x1="10.53cm" svg:y1="12.295cm" svg:x2="16.916cm" svg:y2="9.578cm">
          <text:p/>
        </draw:line>
        <draw:line draw:style-name="gr2" draw:layer="layout" svg:x1="16.951cm" svg:y1="4.463cm" svg:x2="16.915cm" svg:y2="9.579cm">
          <text:p/>
        </draw:line>
        <draw:line draw:style-name="gr3" draw:layer="layout" svg:x1="5.358cm" svg:y1="4.922cm" svg:x2="6.121cm" svg:y2="3.51cm">
          <text:p/>
        </draw:line>
        <draw:line draw:style-name="gr3" draw:layer="layout" svg:x1="6.121cm" svg:y1="3.511cm" svg:x2="4.982cm" svg:y2="1.939cm">
          <text:p/>
        </draw:line>
        <draw:line draw:style-name="gr3" draw:layer="layout" svg:x1="6.12cm" svg:y1="3.511cm" svg:x2="8.098cm" svg:y2="3.198cm">
          <text:p/>
        </draw:line>
        <draw:line draw:style-name="gr3" draw:layer="layout" svg:x1="8.096cm" svg:y1="3.193cm" svg:x2="12.295cm" svg:y2="2.752cm">
          <text:p/>
        </draw:line>
        <draw:line draw:style-name="gr3" draw:layer="layout" svg:x1="12.295cm" svg:y1="2.753cm" svg:x2="11.976cm" svg:y2="0.445cm">
          <text:p/>
        </draw:line>
        <draw:line draw:style-name="gr3" draw:layer="layout" svg:x1="12.294cm" svg:y1="2.753cm" svg:x2="16.257cm" svg:y2="2.36cm">
          <text:p/>
        </draw:line>
        <draw:line draw:style-name="gr3" draw:layer="layout" svg:x1="12.294cm" svg:y1="2.752cm" svg:x2="12.993cm" svg:y2="5.295cm">
          <text:p/>
        </draw:line>
        <draw:line draw:style-name="gr3" draw:layer="layout" svg:x1="12.976cm" svg:y1="5.298cm" svg:x2="13.265cm" svg:y2="7.956cm">
          <text:p/>
        </draw:line>
        <draw:line draw:style-name="gr3" draw:layer="layout" svg:x1="13.264cm" svg:y1="7.955cm" svg:x2="13.958cm" svg:y2="10.837cm">
          <text:p/>
        </draw:line>
        <draw:line draw:style-name="gr3" draw:layer="layout" svg:x1="13.264cm" svg:y1="7.956cm" svg:x2="16.934cm" svg:y2="6.967cm">
          <text:p/>
        </draw:line>
        <draw:line draw:style-name="gr3" draw:layer="layout" svg:x1="13.265cm" svg:y1="7.955cm" svg:x2="9.594cm" svg:y2="9.421cm">
          <text:p/>
        </draw:line>
        <draw:line draw:style-name="gr3" draw:layer="layout" svg:x1="9.598cm" svg:y1="9.43cm" svg:x2="8.784cm" svg:y2="9.614cm">
          <text:p/>
        </draw:line>
        <draw:line draw:style-name="gr3" draw:layer="layout" svg:x1="8.785cm" svg:y1="9.613cm" svg:x2="8.779cm" svg:y2="11.285cm">
          <text:p/>
        </draw:line>
        <draw:line draw:style-name="gr3" draw:layer="layout" svg:x1="8.785cm" svg:y1="9.614cm" svg:x2="7.844cm" svg:y2="8.237cm">
          <text:p/>
        </draw:line>
        <draw:line draw:style-name="gr3" draw:layer="layout" svg:x1="7.843cm" svg:y1="8.242cm" svg:x2="4.374cm" svg:y2="7.338cm">
          <text:p/>
        </draw:line>
        <draw:line draw:style-name="gr3" draw:layer="layout" svg:x1="4.374cm" svg:y1="7.339cm" svg:x2="5.368cm" svg:y2="4.925cm">
          <text:p/>
        </draw:line>
        <draw:line draw:style-name="gr3" draw:layer="layout" svg:x1="4.375cm" svg:y1="7.338cm" svg:x2="3.632cm" svg:y2="9.585cm">
          <text:p/>
        </draw:line>
        <draw:line draw:style-name="gr3" draw:layer="layout" svg:x1="4.375cm" svg:y1="7.339cm" svg:x2="1.043cm" svg:y2="6.164cm">
          <text:p/>
        </draw:line>
        <draw:path draw:style-name="gr4" draw:layer="layout" svg:width="0.4cm" svg:height="0.4cm" svg:x="8.366cm" svg:y="6.015cm" svg:viewBox="0 0 401 401" svg:d="M343 59c78 78 78 206 0 284s-206 78-284 0c-79-78-79-206 0-284 78-79 206-79 284 0z">
          <text:p/>
        </draw:path>
        <draw:path draw:style-name="gr1" draw:layer="layout" svg:width="0.4cm" svg:height="0.4cm" svg:x="8.366cm" svg:y="6.015cm" svg:viewBox="0 0 401 401" svg:d="M343 59c78 78 78 206 0 284s-206 78-284 0c-79-78-79-206 0-284 78-79 206-79 284 0z">
          <text:p/>
        </draw:path>
        <draw:path draw:style-name="gr4" draw:layer="layout" svg:width="0.4cm" svg:height="0.4cm" svg:x="7.502cm" svg:y="0.435cm" svg:viewBox="0 0 401 401" svg:d="M343 59c78 78 78 206 0 284-80 78-206 78-284 0-79-78-79-206 0-284 78-79 204-79 284 0z">
          <text:p/>
        </draw:path>
        <draw:path draw:style-name="gr1" draw:layer="layout" svg:width="0.4cm" svg:height="0.4cm" svg:x="7.502cm" svg:y="0.435cm" svg:viewBox="0 0 401 401" svg:d="M343 59c78 78 78 206 0 284-80 78-206 78-284 0-79-78-79-206 0-284 78-79 204-79 284 0z">
          <text:p/>
        </draw:path>
        <draw:path draw:style-name="gr4" draw:layer="layout" svg:width="0.4cm" svg:height="0.4cm" svg:x="15.352cm" svg:y="0.089cm" svg:viewBox="0 0 401 401" svg:d="M342 59c78 79 78 206 0 284s-205 78-283 0c-79-78-79-205 0-284 78-79 205-79 283 0z">
          <text:p/>
        </draw:path>
        <draw:path draw:style-name="gr1" draw:layer="layout" svg:width="0.4cm" svg:height="0.4cm" svg:x="15.352cm" svg:y="0.089cm" svg:viewBox="0 0 401 401" svg:d="M342 59c78 79 78 206 0 284s-205 78-283 0c-79-78-79-205 0-284 78-79 205-79 283 0z">
          <text:p/>
        </draw:path>
        <draw:path draw:style-name="gr4" draw:layer="layout" svg:width="0.4cm" svg:height="0.4cm" svg:x="16.769cm" svg:y="4.246cm" svg:viewBox="0 0 401 401" svg:d="M343 59c78 78 78 205 0 283-78 79-205 79-284 0-79-78-79-205 0-283 79-79 206-79 284 0z">
          <text:p/>
        </draw:path>
        <draw:path draw:style-name="gr1" draw:layer="layout" svg:width="0.4cm" svg:height="0.4cm" svg:x="16.769cm" svg:y="4.246cm" svg:viewBox="0 0 401 401" svg:d="M343 59c78 78 78 205 0 283-78 79-205 79-284 0-79-78-79-205 0-283 79-79 206-79 284 0z">
          <text:p/>
        </draw:path>
        <draw:path draw:style-name="gr4" draw:layer="layout" svg:width="0.401cm" svg:height="0.4cm" svg:x="16.728cm" svg:y="9.367cm" svg:viewBox="0 0 402 401" svg:d="M342 59c79 78 79 204 0 282-79 79-205 79-283 0-79-78-79-204 0-282 78-79 204-79 283 0z">
          <text:p/>
        </draw:path>
        <draw:path draw:style-name="gr1" draw:layer="layout" svg:width="0.401cm" svg:height="0.4cm" svg:x="16.728cm" svg:y="9.367cm" svg:viewBox="0 0 402 401" svg:d="M342 59c79 78 79 204 0 282-79 79-205 79-283 0-79-78-79-204 0-282 78-79 204-79 283 0z">
          <text:p/>
        </draw:path>
        <draw:path draw:style-name="gr4" draw:layer="layout" svg:width="0.4cm" svg:height="0.4cm" svg:x="10.325cm" svg:y="12.09cm" svg:viewBox="0 0 401 401" svg:d="M343 59c78 79 78 206 0 284-79 78-206 78-284 0-79-78-79-205 0-284 78-79 205-79 284 0z">
          <text:p/>
        </draw:path>
        <draw:path draw:style-name="gr1" draw:layer="layout" svg:width="0.4cm" svg:height="0.4cm" svg:x="10.325cm" svg:y="12.09cm" svg:viewBox="0 0 401 401" svg:d="M343 59c78 79 78 206 0 284-79 78-206 78-284 0-79-78-79-205 0-284 78-79 205-79 284 0z">
          <text:p/>
        </draw:path>
        <draw:path draw:style-name="gr4" draw:layer="layout" svg:width="0.4cm" svg:height="0.4cm" svg:x="6.909cm" svg:y="10.12cm" svg:viewBox="0 0 401 401" svg:d="M343 59c78 79 78 205 0 284-78 78-205 78-284 0-79-79-79-205 0-284s206-79 284 0z">
          <text:p/>
        </draw:path>
        <draw:path draw:style-name="gr1" draw:layer="layout" svg:width="0.4cm" svg:height="0.4cm" svg:x="6.909cm" svg:y="10.12cm" svg:viewBox="0 0 401 401" svg:d="M343 59c78 79 78 205 0 284-78 78-205 78-284 0-79-79-79-205 0-284s206-79 284 0z">
          <text:p/>
        </draw:path>
        <draw:path draw:style-name="gr4" draw:layer="layout" svg:width="0.4cm" svg:height="0.4cm" svg:x="0.083cm" svg:y="8.656cm" svg:viewBox="0 0 401 401" svg:d="M343 59c78 78 78 205 0 283-78 79-205 79-284 0-79-78-79-205 0-283 79-79 206-79 284 0z">
          <text:p/>
        </draw:path>
        <draw:path draw:style-name="gr1" draw:layer="layout" svg:width="0.4cm" svg:height="0.4cm" svg:x="0.083cm" svg:y="8.656cm" svg:viewBox="0 0 401 401" svg:d="M343 59c78 78 78 205 0 283-78 79-205 79-284 0-79-78-79-205 0-283 79-79 206-79 284 0z">
          <text:p/>
        </draw:path>
        <draw:path draw:style-name="gr4" draw:layer="layout" svg:width="0.4cm" svg:height="0.4cm" svg:x="1.642cm" svg:y="3.277cm" svg:viewBox="0 0 401 401" svg:d="M343 59c78 79 78 206 0 284s-206 78-284 0c-79-78-79-205 0-284 78-79 206-79 284 0z">
          <text:p/>
        </draw:path>
        <draw:path draw:style-name="gr1" draw:layer="layout" svg:width="0.4cm" svg:height="0.4cm" svg:x="1.642cm" svg:y="3.277cm" svg:viewBox="0 0 401 401" svg:d="M343 59c78 79 78 206 0 284s-206 78-284 0c-79-78-79-205 0-284 78-79 206-79 284 0z">
          <text:p/>
        </draw:path>
        <draw:path draw:style-name="gr5" draw:layer="layout" svg:width="0.4cm" svg:height="0.4cm" svg:x="11.918cm" svg:y="1.312cm" svg:viewBox="0 0 401 401" svg:d="M342 59c78 79 78 206 0 284-79 78-205 78-283 0-79-78-79-205 0-284 78-79 204-79 283 0z">
          <text:p/>
        </draw:path>
        <draw:path draw:style-name="gr1" draw:layer="layout" svg:width="0.4cm" svg:height="0.4cm" svg:x="11.918cm" svg:y="1.312cm" svg:viewBox="0 0 401 401" svg:d="M342 59c78 79 78 206 0 284-79 78-205 78-283 0-79-78-79-205 0-284 78-79 204-79 283 0z">
          <text:p/>
        </draw:path>
        <draw:path draw:style-name="gr5" draw:layer="layout" svg:width="0.4cm" svg:height="0.4cm" svg:x="14.005cm" svg:y="2.376cm" svg:viewBox="0 0 401 401" svg:d="M343 59c78 78 78 205 0 283s-206 78-284 0c-79-78-79-205 0-283 78-79 206-79 284 0z">
          <text:p/>
        </draw:path>
        <draw:path draw:style-name="gr1" draw:layer="layout" svg:width="0.4cm" svg:height="0.4cm" svg:x="14.005cm" svg:y="2.376cm" svg:viewBox="0 0 401 401" svg:d="M343 59c78 78 78 205 0 283s-206 78-284 0c-79-78-79-205 0-283 78-79 206-79 284 0z">
          <text:p/>
        </draw:path>
        <draw:path draw:style-name="gr5" draw:layer="layout" svg:width="0.4cm" svg:height="0.4cm" svg:x="12.401cm" svg:y="3.664cm" svg:viewBox="0 0 401 401" svg:d="M343 59c78 80 78 206 0 284s-206 78-284 0c-79-78-79-204 0-284 78-79 206-79 284 0z">
          <text:p/>
        </draw:path>
        <draw:path draw:style-name="gr1" draw:layer="layout" svg:width="0.4cm" svg:height="0.4cm" svg:x="12.401cm" svg:y="3.664cm" svg:viewBox="0 0 401 401" svg:d="M343 59c78 80 78 206 0 284s-206 78-284 0c-79-78-79-204 0-284 78-79 206-79 284 0z">
          <text:p/>
        </draw:path>
        <draw:path draw:style-name="gr5" draw:layer="layout" svg:width="0.4cm" svg:height="0.4cm" svg:x="10.114cm" svg:y="2.764cm" svg:viewBox="0 0 401 401" svg:d="M343 59c78 78 78 206 0 284s-205 78-284 0-79-206 0-284c79-79 206-79 284 0z">
          <text:p/>
        </draw:path>
        <draw:path draw:style-name="gr1" draw:layer="layout" svg:width="0.4cm" svg:height="0.4cm" svg:x="10.114cm" svg:y="2.764cm" svg:viewBox="0 0 401 401" svg:d="M343 59c78 78 78 206 0 284s-205 78-284 0-79-206 0-284c79-79 206-79 284 0z">
          <text:p/>
        </draw:path>
        <draw:path draw:style-name="gr5" draw:layer="layout" svg:width="0.4cm" svg:height="0.4cm" svg:x="12.907cm" svg:y="6.428cm" svg:viewBox="0 0 401 401" svg:d="M343 59c78 78 78 206 0 284s-205 78-284 0-79-206 0-284c79-79 206-79 284 0z">
          <text:p/>
        </draw:path>
        <draw:path draw:style-name="gr1" draw:layer="layout" svg:width="0.4cm" svg:height="0.4cm" svg:x="12.907cm" svg:y="6.428cm" svg:viewBox="0 0 401 401" svg:d="M343 59c78 78 78 206 0 284s-205 78-284 0-79-206 0-284c79-79 206-79 284 0z">
          <text:p/>
        </draw:path>
        <draw:path draw:style-name="gr5" draw:layer="layout" svg:width="0.4cm" svg:height="0.401cm" svg:x="14.83cm" svg:y="7.304cm" svg:viewBox="0 0 401 402" svg:d="M343 59c78 79 78 205 0 283-78 79-205 79-284 0-79-78-79-204 0-283s206-79 284 0z">
          <text:p/>
        </draw:path>
        <draw:path draw:style-name="gr1" draw:layer="layout" svg:width="0.4cm" svg:height="0.401cm" svg:x="14.83cm" svg:y="7.304cm" svg:viewBox="0 0 401 402" svg:d="M343 59c78 79 78 205 0 283-78 79-205 79-284 0-79-78-79-204 0-283s206-79 284 0z">
          <text:p/>
        </draw:path>
        <draw:path draw:style-name="gr5" draw:layer="layout" svg:width="0.401cm" svg:height="0.4cm" svg:x="13.413cm" svg:y="9.156cm" svg:viewBox="0 0 402 401" svg:d="M342 59c79 78 79 206 0 284-78 78-205 78-283 0-79-78-79-206 0-284 78-79 205-79 283 0z">
          <text:p/>
        </draw:path>
        <draw:path draw:style-name="gr1" draw:layer="layout" svg:width="0.401cm" svg:height="0.4cm" svg:x="13.413cm" svg:y="9.156cm" svg:viewBox="0 0 402 401" svg:d="M342 59c79 78 79 206 0 284-78 78-205 78-283 0-79-78-79-206 0-284 78-79 205-79 283 0z">
          <text:p/>
        </draw:path>
        <draw:path draw:style-name="gr5" draw:layer="layout" svg:width="0.4cm" svg:height="0.4cm" svg:x="11.337cm" svg:y="8.445cm" svg:viewBox="0 0 401 401" svg:d="M343 59c78 78 78 205 0 284-78 78-205 78-284 0-79-79-79-206 0-284 79-79 206-79 284 0z">
          <text:p/>
        </draw:path>
        <draw:path draw:style-name="gr1" draw:layer="layout" svg:width="0.4cm" svg:height="0.4cm" svg:x="11.337cm" svg:y="8.445cm" svg:viewBox="0 0 401 401" svg:d="M343 59c78 78 78 205 0 284-78 78-205 78-284 0-79-79-79-206 0-284 79-79 206-79 284 0z">
          <text:p/>
        </draw:path>
        <draw:path draw:style-name="gr5" draw:layer="layout" svg:width="0.401cm" svg:height="0.4cm" svg:x="9.004cm" svg:y="9.368cm" svg:viewBox="0 0 402 401" svg:d="M342 59c79 78 79 205 0 283-78 78-205 78-283 0-79-78-79-205 0-283 78-79 205-79 283 0z">
          <text:p/>
        </draw:path>
        <draw:path draw:style-name="gr1" draw:layer="layout" svg:width="0.401cm" svg:height="0.4cm" svg:x="9.004cm" svg:y="9.368cm" svg:viewBox="0 0 402 401" svg:d="M342 59c79 78 79 205 0 283-78 78-205 78-283 0-79-78-79-205 0-283 78-79 205-79 283 0z">
          <text:p/>
        </draw:path>
        <draw:path draw:style-name="gr5" draw:layer="layout" svg:width="0.4cm" svg:height="0.4cm" svg:x="8.575cm" svg:y="10.115cm" svg:viewBox="0 0 401 401" svg:d="M342 59c78 79 78 206 0 284s-205 78-283 0c-79-78-79-205 0-284 78-79 205-79 283 0z">
          <text:p/>
        </draw:path>
        <draw:path draw:style-name="gr1" draw:layer="layout" svg:width="0.4cm" svg:height="0.4cm" svg:x="8.575cm" svg:y="10.115cm" svg:viewBox="0 0 401 401" svg:d="M342 59c78 79 78 206 0 284s-205 78-283 0c-79-78-79-205 0-284 78-79 205-79 283 0z">
          <text:p/>
        </draw:path>
        <draw:path draw:style-name="gr5" draw:layer="layout" svg:width="0.4cm" svg:height="0.4cm" svg:x="8.134cm" svg:y="8.769cm" svg:viewBox="0 0 401 401" svg:d="M343 59c78 78 78 206 0 284s-205 78-284 0-79-206 0-284c79-79 206-79 284 0z">
          <text:p/>
        </draw:path>
        <draw:path draw:style-name="gr1" draw:layer="layout" svg:width="0.4cm" svg:height="0.4cm" svg:x="8.134cm" svg:y="8.769cm" svg:viewBox="0 0 401 401" svg:d="M343 59c78 78 78 206 0 284s-205 78-284 0-79-206 0-284c79-79 206-79 284 0z">
          <text:p/>
        </draw:path>
        <draw:path draw:style-name="gr5" draw:layer="layout" svg:width="0.4cm" svg:height="0.4cm" svg:x="5.859cm" svg:y="7.576cm" svg:viewBox="0 0 401 401" svg:d="M343 59c78 79 78 206 0 284-79 78-206 78-284 0-79-78-79-205 0-284 78-79 205-79 284 0z">
          <text:p/>
        </draw:path>
        <draw:path draw:style-name="gr1" draw:layer="layout" svg:width="0.4cm" svg:height="0.4cm" svg:x="5.859cm" svg:y="7.576cm" svg:viewBox="0 0 401 401" svg:d="M343 59c78 79 78 206 0 284-79 78-206 78-284 0-79-78-79-205 0-284 78-79 205-79 284 0z">
          <text:p/>
        </draw:path>
        <draw:path draw:style-name="gr5" draw:layer="layout" svg:width="0.401cm" svg:height="0.4cm" svg:x="3.807cm" svg:y="8.252cm" svg:viewBox="0 0 402 401" svg:d="M342 59c79 78 79 205 0 283-78 79-204 79-283 0-79-78-79-205 0-283 79-79 205-79 283 0z">
          <text:p/>
        </draw:path>
        <draw:path draw:style-name="gr1" draw:layer="layout" svg:width="0.401cm" svg:height="0.4cm" svg:x="3.807cm" svg:y="8.252cm" svg:viewBox="0 0 402 401" svg:d="M342 59c79 78 79 205 0 283-78 79-204 79-283 0-79-78-79-205 0-283 79-79 205-79 283 0z">
          <text:p/>
        </draw:path>
        <draw:path draw:style-name="gr5" draw:layer="layout" svg:width="0.4cm" svg:height="0.4cm" svg:x="4.654cm" svg:y="6.006cm" svg:viewBox="0 0 401 401" svg:d="M342 59c79 78 79 206 0 284-78 78-205 78-283 0-79-78-79-206 0-284 78-79 205-79 283 0z">
          <text:p/>
        </draw:path>
        <draw:path draw:style-name="gr1" draw:layer="layout" svg:width="0.4cm" svg:height="0.4cm" svg:x="4.654cm" svg:y="6.006cm" svg:viewBox="0 0 401 401" svg:d="M342 59c79 78 79 206 0 284-78 78-205 78-283 0-79-78-79-206 0-284 78-79 205-79 283 0z">
          <text:p/>
        </draw:path>
        <draw:path draw:style-name="gr5" draw:layer="layout" svg:width="0.401cm" svg:height="0.4cm" svg:x="2.602cm" svg:y="6.577cm" svg:viewBox="0 0 402 401" svg:d="M342 59c79 78 79 205 0 283-78 78-205 78-283 0-79-78-79-205 0-283 78-79 205-79 283 0z">
          <text:p/>
        </draw:path>
        <draw:path draw:style-name="gr1" draw:layer="layout" svg:width="0.401cm" svg:height="0.4cm" svg:x="2.602cm" svg:y="6.577cm" svg:viewBox="0 0 402 401" svg:d="M342 59c79 78 79 205 0 283-78 78-205 78-283 0-79-78-79-205 0-283 78-79 205-79 283 0z">
          <text:p/>
        </draw:path>
        <draw:path draw:style-name="gr5" draw:layer="layout" svg:width="0.4cm" svg:height="0.4cm" svg:x="5.536cm" svg:y="4.043cm" svg:viewBox="0 0 401 401" svg:d="M342 59c78 79 78 206 0 284-79 78-205 78-283 0-79-78-79-205 0-284 78-79 204-79 283 0z">
          <text:p/>
        </draw:path>
        <draw:path draw:style-name="gr1" draw:layer="layout" svg:width="0.4cm" svg:height="0.4cm" svg:x="5.536cm" svg:y="4.043cm" svg:viewBox="0 0 401 401" svg:d="M342 59c78 79 78 206 0 284-79 78-205 78-283 0-79-78-79-205 0-284 78-79 204-79 283 0z">
          <text:p/>
        </draw:path>
        <draw:path draw:style-name="gr5" draw:layer="layout" svg:width="0.4cm" svg:height="0.4cm" svg:x="6.906cm" svg:y="3.167cm" svg:viewBox="0 0 401 401" svg:d="M343 59c78 78 78 205 0 283-79 79-205 79-284 0-79-78-79-205 0-283 79-79 205-79 284 0z">
          <text:p/>
        </draw:path>
        <draw:path draw:style-name="gr1" draw:layer="layout" svg:width="0.4cm" svg:height="0.4cm" svg:x="6.906cm" svg:y="3.167cm" svg:viewBox="0 0 401 401" svg:d="M343 59c78 78 78 205 0 283-79 79-205 79-284 0-79-78-79-205 0-283 79-79 205-79 284 0z">
          <text:p/>
        </draw:path>
        <draw:path draw:style-name="gr5" draw:layer="layout" svg:width="0.4cm" svg:height="0.4cm" svg:x="5.36cm" svg:y="2.538cm" svg:viewBox="0 0 401 401" svg:d="M342 59c79 79 79 205 0 284-78 78-204 78-282 0-80-79-80-205 0-284 78-79 204-79 282 0z">
          <text:p/>
        </draw:path>
        <draw:path draw:style-name="gr1" draw:layer="layout" svg:width="0.4cm" svg:height="0.4cm" svg:x="5.36cm" svg:y="2.538cm" svg:viewBox="0 0 401 401" svg:d="M342 59c79 79 79 205 0 284-78 78-204 78-282 0-80-79-80-205 0-284 78-79 204-79 282 0z">
          <text:p/>
        </draw:path>
        <draw:path draw:style-name="gr5" draw:layer="layout" svg:width="0.401cm" svg:height="0.4cm" svg:x="15.74cm" svg:y="1.183cm" svg:viewBox="0 0 402 401" svg:d="M342 59c79 78 79 206 0 284-78 78-205 78-283 0-79-78-79-206 0-284 78-79 205-79 283 0z">
          <text:p/>
        </draw:path>
        <draw:path draw:style-name="gr6" draw:layer="layout" svg:width="0.401cm" svg:height="0.4cm" svg:x="15.74cm" svg:y="1.183cm" svg:viewBox="0 0 402 401" svg:d="M342 59c79 78 79 206 0 284-78 78-205 78-283 0-79-78-79-206 0-284 78-79 205-79 283 0z">
          <text:p/>
        </draw:path>
        <draw:path draw:style-name="gr5" draw:layer="layout" svg:width="0.4cm" svg:height="0.4cm" svg:x="16.37cm" svg:y="3.082cm" svg:viewBox="0 0 401 401" svg:d="M343 59c78 78 78 204 0 283-78 78-206 78-284 0-79-79-79-205 0-283 78-79 206-79 284 0z">
          <text:p/>
        </draw:path>
        <draw:path draw:style-name="gr6" draw:layer="layout" svg:width="0.4cm" svg:height="0.4cm" svg:x="16.37cm" svg:y="3.082cm" svg:viewBox="0 0 401 401" svg:d="M343 59c78 78 78 204 0 283-78 78-206 78-284 0-79-79-79-205 0-283 78-79 206-79 284 0z">
          <text:p/>
        </draw:path>
        <draw:path draw:style-name="gr5" draw:layer="layout" svg:width="0.4cm" svg:height="0.4cm" svg:x="16.74cm" svg:y="5.687cm" svg:viewBox="0 0 401 401" svg:d="M343 59c78 80 78 206 0 284s-206 78-284 0c-79-78-79-204 0-284 78-79 206-79 284 0z">
          <text:p/>
        </draw:path>
        <draw:path draw:style-name="gr6" draw:layer="layout" svg:width="0.4cm" svg:height="0.4cm" svg:x="16.74cm" svg:y="5.687cm" svg:viewBox="0 0 401 401" svg:d="M343 59c78 80 78 206 0 284s-206 78-284 0c-79-78-79-204 0-284 78-79 206-79 284 0z">
          <text:p/>
        </draw:path>
        <draw:path draw:style-name="gr5" draw:layer="layout" svg:width="0.4cm" svg:height="0.4cm" svg:x="16.723cm" svg:y="8.08cm" svg:viewBox="0 0 401 401" svg:d="M343 59c78 79 78 205 0 284-79 78-206 78-284 0-79-79-79-205 0-284 78-79 205-79 284 0z">
          <text:p/>
        </draw:path>
        <draw:path draw:style-name="gr6" draw:layer="layout" svg:width="0.4cm" svg:height="0.4cm" svg:x="16.723cm" svg:y="8.08cm" svg:viewBox="0 0 401 401" svg:d="M343 59c78 79 78 205 0 284-79 78-206 78-284 0-79-79-79-205 0-284 78-79 205-79 284 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stroke-dash13" draw:style="rect" draw:dots1="1" draw:dots1-length="0.141cm" draw:distance="0.14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2cm" fo:page-height="12.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27T12:28:33.902205000</dc:date>
    <meta:editing-duration>PT40S</meta:editing-duration>
    <meta:editing-cycles>1</meta:editing-cycles>
    <meta:document-statistic meta:object-count="93"/>
    <meta:generator>LibreOffice/4.3.5.2$MacOSX_X86_64 LibreOffice_project/3a87456aaa6a95c63eea1c1b3201acedf0751bd5</meta:generator>
  </office:meta>
</office:document-meta>
</file>